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8923in" style:use-optimal-column-width="false"/>
    </style:style>
    <style:style style:name="TableColumn6" style:family="table-column">
      <style:table-column-properties style:column-width="0.0041in" style:use-optimal-column-width="false"/>
    </style:style>
    <style:style style:name="Table1" style:family="table" style:master-page-name="MP0">
      <style:table-properties style:width="7.1458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2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3" style:parent-style-name="Normalny" style:family="paragraph">
      <style:paragraph-properties fo:margin-bottom="0.0833in"/>
    </style:style>
    <style:style style:name="TableRow14" style:family="table-row">
      <style:table-row-properties style:row-height="7.6819in" style:use-optimal-row-height="false"/>
    </style:style>
    <style:style style:name="TableCell15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6" style:parent-style-name="Normalny" style:family="paragraph">
      <style:paragraph-properties style:snap-to-layout-grid="false"/>
      <style:text-properties fo:font-size="8pt" style:font-size-asian="8pt"/>
    </style:style>
    <style:style style:name="P17" style:parent-style-name="Normalny" style:family="paragraph">
      <style:paragraph-properties fo:margin-bottom="0.0833in"/>
      <style:text-properties fo:font-size="8pt" style:font-size-asian="8pt"/>
    </style:style>
    <style:style style:name="P18" style:parent-style-name="Normalny" style:family="paragraph">
      <style:text-properties fo:font-weight="bold" style:font-weight-asian="bold" fo:font-size="14pt" style:font-size-asian="14pt"/>
    </style:style>
    <style:style style:name="T19" style:parent-style-name="Domyślnaczcionkaakapitu" style:family="text">
      <style:text-properties fo:font-weight="bold" style:font-weight-asian="bold" fo:font-size="16pt" style:font-size-asian="16pt"/>
    </style:style>
    <style:style style:name="P20" style:parent-style-name="Normalny" style:family="paragraph">
      <style:paragraph-properties fo:margin-bottom="0.0833in"/>
    </style:style>
    <style:style style:name="P21" style:parent-style-name="Normalny" style:family="paragraph">
      <style:paragraph-properties fo:text-align="center"/>
      <style:text-properties fo:font-weight="bold" style:font-weight-asian="bold"/>
    </style:style>
    <style:style style:name="P22" style:parent-style-name="Normalny" style:family="paragraph">
      <style:paragraph-properties fo:margin-bottom="0.0833in">
        <style:tab-stops>
          <style:tab-stop style:type="left" style:position="2.9166in"/>
          <style:tab-stop style:type="right" style:position="7.0486in"/>
        </style:tab-stops>
      </style:paragraph-properties>
    </style:style>
    <style:style style:name="P23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24" style:parent-style-name="Normalny" style:family="paragraph">
      <style:paragraph-properties fo:text-align="center"/>
      <style:text-properties style:font-name-complex="Arial" fo:font-weight="bold" style:font-weight-asian="bold" fo:font-size="18pt" style:font-size-asian="18pt" style:font-size-complex="18pt"/>
    </style:style>
    <style:style style:name="P25" style:parent-style-name="Normalny" style:family="paragraph">
      <style:paragraph-properties fo:text-align="center" fo:margin-bottom="0.0833in"/>
      <style:text-properties fo:font-weight="bold" style:font-weight-asian="bold" fo:font-size="14pt" style:font-size-asian="14pt" style:font-size-complex="14pt"/>
    </style:style>
    <style:style style:name="P26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7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8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9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0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1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2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3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1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2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3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4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5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66" style:family="table-cell">
      <style:table-cell-properties fo:border="0.0138in solid #000000" style:writing-mode="lr-tb" fo:padding-top="0in" fo:padding-left="0.0486in" fo:padding-bottom="0in" fo:padding-right="0.0486in"/>
    </style:style>
    <style:style style:name="P67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0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2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4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7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6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9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1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82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3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84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85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86" style:parent-style-name="Nagłówek5" style:list-style-name="LFO1" style:family="paragraph">
      <style:paragraph-properties fo:text-align="start">
        <style:tab-stops>
          <style:tab-stop style:type="left" style:position="0in"/>
        </style:tab-stops>
      </style:paragraph-properties>
      <style:text-properties style:font-weight-complex="bold" fo:font-size="13pt" style:font-size-asian="13pt" style:font-size-complex="13pt"/>
    </style:style>
    <style:style style:name="TableColumn88" style:family="table-column">
      <style:table-column-properties style:column-width="7.284in" style:use-optimal-column-width="false"/>
    </style:style>
    <style:style style:name="TableColumn89" style:family="table-column">
      <style:table-column-properties style:column-width="0.2194in" style:use-optimal-column-width="false"/>
    </style:style>
    <style:style style:name="Table87" style:family="table">
      <style:table-properties style:width="7.5034in" fo:margin-left="0in" table:align="left"/>
    </style:style>
    <style:style style:name="TableRow90" style:family="table-row">
      <style:table-row-properties style:min-row-height="1.8013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7" style:parent-style-name="Normalny" style:family="paragraph">
      <style:paragraph-properties style:snap-to-layout-grid="false"/>
    </style:style>
    <style:style style:name="TableCell9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9" style:parent-style-name="Normalny" style:family="paragraph">
      <style:paragraph-properties style:snap-to-layout-grid="false"/>
    </style:style>
    <style:style style:name="P10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0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31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32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33" style:parent-style-name="Domyślnaczcionkaakapitu" style:family="text">
      <style:text-properties fo:font-weight="bold" style:font-weight-asian="bold" fo:font-size="10pt" style:font-size-asian="10pt"/>
    </style:style>
    <style:style style:name="T134" style:parent-style-name="Domyślnaczcionkaakapitu" style:family="text">
      <style:text-properties fo:font-size="10pt" style:font-size-asian="10pt"/>
    </style:style>
    <style:style style:name="T135" style:parent-style-name="Domyślnaczcionkaakapitu" style:family="text">
      <style:text-properties fo:font-size="10pt" style:font-size-asian="10pt"/>
    </style:style>
    <style:style style:name="P136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37" style:parent-style-name="Domyślnaczcionkaakapitu" style:family="text">
      <style:text-properties fo:font-weight="bold" style:font-weight-asian="bold" fo:font-size="10pt" style:font-size-asian="10pt"/>
    </style:style>
    <style:style style:name="T138" style:parent-style-name="Domyślnaczcionkaakapitu" style:family="text">
      <style:text-properties fo:font-weight="bold" style:font-weight-asian="bold" fo:font-size="10pt" style:font-size-asian="10pt"/>
    </style:style>
    <style:style style:name="T139" style:parent-style-name="Domyślnaczcionkaakapitu" style:family="text">
      <style:text-properties fo:font-size="10pt" style:font-size-asian="10pt"/>
    </style:style>
    <style:style style:name="T140" style:parent-style-name="Domyślnaczcionkaakapitu" style:family="text">
      <style:text-properties fo:font-size="10pt" style:font-size-asian="10pt"/>
    </style:style>
    <style:style style:name="T141" style:parent-style-name="Domyślnaczcionkaakapitu" style:family="text">
      <style:text-properties style:font-name="Times New Roman" fo:font-size="10pt" style:font-size-asian="10pt"/>
    </style:style>
    <style:style style:name="P142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43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44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45" style:parent-style-name="Tekstpodstawowy" style:family="paragraph">
      <style:paragraph-properties fo:text-align="justify" fo:line-height="100%" fo:text-indent="0.4895in"/>
    </style:style>
    <style:style style:name="P146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47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TableColumn149" style:family="table-column">
      <style:table-column-properties style:column-width="0.45in" style:use-optimal-column-width="false"/>
    </style:style>
    <style:style style:name="TableColumn150" style:family="table-column">
      <style:table-column-properties style:column-width="1.8722in" style:use-optimal-column-width="false"/>
    </style:style>
    <style:style style:name="TableColumn151" style:family="table-column">
      <style:table-column-properties style:column-width="2.3958in" style:use-optimal-column-width="false"/>
    </style:style>
    <style:style style:name="TableColumn152" style:family="table-column">
      <style:table-column-properties style:column-width="2.3361in" style:use-optimal-column-width="false"/>
    </style:style>
    <style:style style:name="Table148" style:family="table">
      <style:table-properties style:width="7.0541in" fo:margin-left="0.0381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P176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Zawartośćtabeli" style:family="paragraph">
      <style:paragraph-properties style:snap-to-layout-grid="false"/>
      <style:text-properties fo:font-size="10.5pt" style:font-size-asian="10.5pt" style:font-size-complex="10.5pt" fo:language="de" fo:country="DE"/>
    </style:style>
    <style:style style:name="P179" style:parent-style-name="Zawartośćtabeli" style:family="paragraph">
      <style:paragraph-properties style:snap-to-layout-grid="false"/>
      <style:text-properties fo:font-size="10.5pt" style:font-size-asian="10.5pt" style:font-size-complex="10.5pt" fo:language="de" fo:country="DE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8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Zawartośćtabeli" style:family="paragraph">
      <style:paragraph-properties style:snap-to-layout-grid="false"/>
    </style:style>
    <style:style style:name="T187" style:parent-style-name="Domyślnaczcionkaakapitu" style:family="text">
      <style:text-properties fo:font-size="10pt" style:font-size-asian="10pt"/>
    </style:style>
    <style:style style:name="TableCell18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9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P192" style:parent-style-name="Podpispodobiektem" style:family="paragraph">
      <style:paragraph-properties fo:text-indent="0.4895in"/>
      <style:text-properties fo:font-style="italic" style:font-style-asian="italic" style:font-style-complex="italic"/>
    </style:style>
    <style:style style:name="P193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4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5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6" style:parent-style-name="Normalny" style:family="paragraph">
      <style:paragraph-properties fo:line-height="100%"/>
      <style:text-properties fo:font-size="10pt" style:font-size-asian="10pt"/>
    </style:style>
    <style:style style:name="P197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199" style:family="table-column">
      <style:table-column-properties style:column-width="0.3166in" style:use-optimal-column-width="false"/>
    </style:style>
    <style:style style:name="TableColumn200" style:family="table-column">
      <style:table-column-properties style:column-width="2.6916in" style:use-optimal-column-width="false"/>
    </style:style>
    <style:style style:name="TableColumn201" style:family="table-column">
      <style:table-column-properties style:column-width="2.8in" style:use-optimal-column-width="false"/>
    </style:style>
    <style:style style:name="TableColumn202" style:family="table-column">
      <style:table-column-properties style:column-width="1.2597in" style:use-optimal-column-width="false"/>
    </style:style>
    <style:style style:name="Table198" style:family="table">
      <style:table-properties style:width="7.068in" fo:margin-left="0.0381in" table:align="left"/>
    </style:style>
    <style:style style:name="TableRow203" style:family="table-row">
      <style:table-row-properties style:min-row-height="0.2548in"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Normalny" style:family="paragraph">
      <style:paragraph-properties style:snap-to-layout-grid="false" fo:line-height="100%"/>
    </style:style>
    <style:style style:name="T206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Normalny" style:family="paragraph">
      <style:paragraph-properties style:snap-to-layout-grid="false" fo:line-height="100%"/>
    </style:style>
    <style:style style:name="T209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Cell2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3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Row214" style:family="table-row">
      <style:table-row-properties style:row-height="0.4097in" style:use-optimal-row-height="false" fo:keep-together="always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Normalny" style:family="paragraph">
      <style:paragraph-properties style:snap-to-layout-grid="false" fo:line-height="100%"/>
    </style:style>
    <style:style style:name="T219" style:parent-style-name="Domyślnaczcionkaakapitu" style:family="text">
      <style:text-properties fo:font-size="10pt" style:font-size-asian="10pt"/>
    </style:style>
    <style:style style:name="T220" style:parent-style-name="Domyślnaczcionkaakapitu" style:family="text">
      <style:text-properties fo:font-weight="bold" style:font-weight-asian="bold" fo:font-size="10pt" style:font-size-asian="10pt"/>
    </style:style>
    <style:style style:name="T221" style:parent-style-name="Domyślnaczcionkaakapitu" style:family="text">
      <style:text-properties fo:font-weight="bold" style:font-weight-asian="bold" fo:font-size="10pt" style:font-size-asian="10pt"/>
    </style:style>
    <style:style style:name="T222" style:parent-style-name="Domyślnaczcionkaakapitu" style:family="text">
      <style:text-properties fo:font-size="10pt" style:font-size-asian="10pt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25" style:parent-style-name="Normalny" style:family="paragraph">
      <style:paragraph-properties style:snap-to-layout-grid="false" fo:line-height="100%"/>
    </style:style>
    <style:style style:name="T22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2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9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30" style:family="table-row">
      <style:table-row-properties style:row-height="0.4131in" style:use-optimal-row-height="false" fo:keep-together="always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Normalny" style:family="paragraph">
      <style:paragraph-properties style:snap-to-layout-grid="false" fo:line-height="100%"/>
    </style:style>
    <style:style style:name="T235" style:parent-style-name="Domyślnaczcionkaakapitu" style:family="text">
      <style:text-properties fo:font-size="10pt" style:font-size-asian="10pt"/>
    </style:style>
    <style:style style:name="T236" style:parent-style-name="Domyślnaczcionkaakapitu" style:family="text">
      <style:text-properties fo:font-weight="bold" style:font-weight-asian="bold" fo:font-size="10pt" style:font-size-asian="10pt"/>
    </style:style>
    <style:style style:name="T237" style:parent-style-name="Domyślnaczcionkaakapitu" style:family="text">
      <style:text-properties fo:font-weight="bold" style:font-weight-asian="bold" fo:font-size="10pt" style:font-size-asian="10pt"/>
    </style:style>
    <style:style style:name="T238" style:parent-style-name="Domyślnaczcionkaakapitu" style:family="text">
      <style:text-properties fo:font-size="10pt" style:font-size-asian="10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41" style:parent-style-name="Normalny" style:family="paragraph">
      <style:paragraph-properties style:snap-to-layout-grid="false" fo:line-height="100%"/>
    </style:style>
    <style:style style:name="T24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4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44" style:family="table-row">
      <style:table-row-properties style:row-height="0.4173in" style:use-optimal-row-height="false" fo:keep-together="alway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Normalny" style:family="paragraph">
      <style:paragraph-properties style:snap-to-layout-grid="false" fo:line-height="100%"/>
    </style:style>
    <style:style style:name="T249" style:parent-style-name="Domyślnaczcionkaakapitu" style:family="text">
      <style:text-properties fo:font-size="10pt" style:font-size-asian="10pt"/>
    </style:style>
    <style:style style:name="T250" style:parent-style-name="Domyślnaczcionkaakapitu" style:family="text">
      <style:text-properties fo:font-weight="bold" style:font-weight-asian="bold" fo:font-size="10pt" style:font-size-asian="10pt"/>
    </style:style>
    <style:style style:name="T251" style:parent-style-name="Domyślnaczcionkaakapitu" style:family="text">
      <style:text-properties fo:font-weight="bold" style:font-weight-asian="bold" fo:font-size="10pt" style:font-size-asian="10pt"/>
    </style:style>
    <style:style style:name="T252" style:parent-style-name="Domyślnaczcionkaakapitu" style:family="text">
      <style:text-properties fo:font-size="10pt" style:font-size-asian="10pt"/>
    </style:style>
    <style:style style:name="T253" style:parent-style-name="Domyślnaczcionkaakapitu" style:family="text">
      <style:text-properties fo:font-size="10pt" style:font-size-asian="10pt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56" style:parent-style-name="Normalny" style:family="paragraph">
      <style:paragraph-properties style:snap-to-layout-grid="false" fo:line-height="100%"/>
    </style:style>
    <style:style style:name="T25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5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59" style:family="table-row">
      <style:table-row-properties style:row-height="0.4319in" style:use-optimal-row-height="false" fo:keep-together="always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Normalny" style:family="paragraph">
      <style:paragraph-properties style:snap-to-layout-grid="false" fo:line-height="100%"/>
    </style:style>
    <style:style style:name="T264" style:parent-style-name="Domyślnaczcionkaakapitu" style:family="text">
      <style:text-properties fo:font-size="10pt" style:font-size-asian="10pt"/>
    </style:style>
    <style:style style:name="T265" style:parent-style-name="Domyślnaczcionkaakapitu" style:family="text">
      <style:text-properties fo:font-weight="bold" style:font-weight-asian="bold" fo:font-size="10pt" style:font-size-asian="10pt"/>
    </style:style>
    <style:style style:name="T266" style:parent-style-name="Domyślnaczcionkaakapitu" style:family="text">
      <style:text-properties fo:font-weight="bold" style:font-weight-asian="bold" fo:font-size="10pt" style:font-size-asian="10pt"/>
    </style:style>
    <style:style style:name="T267" style:parent-style-name="Domyślnaczcionkaakapitu" style:family="text">
      <style:text-properties fo:font-size="10pt" style:font-size-asian="10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70" style:parent-style-name="Normalny" style:family="paragraph">
      <style:paragraph-properties style:snap-to-layout-grid="false" fo:line-height="100%"/>
    </style:style>
    <style:style style:name="T27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7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73" style:family="table-row">
      <style:table-row-properties style:row-height="0.6562in" style:use-optimal-row-height="false" fo:keep-together="alway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Normalny" style:family="paragraph">
      <style:paragraph-properties style:snap-to-layout-grid="false" fo:line-height="100%"/>
    </style:style>
    <style:style style:name="T278" style:parent-style-name="Domyślnaczcionkaakapitu" style:family="text">
      <style:text-properties fo:font-size="10pt" style:font-size-asian="10pt"/>
    </style:style>
    <style:style style:name="T279" style:parent-style-name="Domyślnaczcionkaakapitu" style:family="text">
      <style:text-properties fo:font-weight="bold" style:font-weight-asian="bold" fo:font-size="10pt" style:font-size-asian="10pt"/>
    </style:style>
    <style:style style:name="T280" style:parent-style-name="Domyślnaczcionkaakapitu" style:family="text">
      <style:text-properties fo:font-weight="bold" style:font-weight-asian="bold" fo:font-size="10pt" style:font-size-asian="10pt"/>
    </style:style>
    <style:style style:name="T281" style:parent-style-name="Domyślnaczcionkaakapitu" style:family="text">
      <style:text-properties fo:font-size="10pt" style:font-size-asian="10pt"/>
    </style:style>
    <style:style style:name="P28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83" style:parent-style-name="Normalny" style:family="paragraph">
      <style:paragraph-properties style:snap-to-layout-grid="false" fo:line-height="100%"/>
    </style:style>
    <style:style style:name="T284" style:parent-style-name="Domyślnaczcionkaakapitu" style:family="text">
      <style:text-properties fo:font-size="10pt" style:font-size-asian="10pt"/>
    </style:style>
    <style:style style:name="T285" style:parent-style-name="Domyślnaczcionkaakapitu" style:family="text">
      <style:text-properties fo:font-size="9pt" style:font-size-asian="9pt" style:font-size-complex="9pt"/>
    </style:style>
    <style:style style:name="T286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287" style:parent-style-name="Domyślnaczcionkaakapitu" style:family="text">
      <style:text-properties fo:font-size="9pt" style:font-size-asian="9pt" style:font-size-complex="9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90" style:parent-style-name="Normalny" style:family="paragraph">
      <style:paragraph-properties style:snap-to-layout-grid="false" fo:line-height="100%"/>
    </style:style>
    <style:style style:name="T29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9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4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95" style:family="table-row">
      <style:table-row-properties style:min-row-height="0.8736in"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Normalny" style:family="paragraph">
      <style:paragraph-properties style:snap-to-layout-grid="false" fo:line-height="100%"/>
    </style:style>
    <style:style style:name="T300" style:parent-style-name="Domyślnaczcionkaakapitu" style:family="text">
      <style:text-properties fo:font-size="10pt" style:font-size-asian="10pt"/>
    </style:style>
    <style:style style:name="T301" style:parent-style-name="Domyślnaczcionkaakapitu" style:family="text">
      <style:text-properties fo:font-weight="bold" style:font-weight-asian="bold" fo:font-size="10pt" style:font-size-asian="10pt"/>
    </style:style>
    <style:style style:name="T302" style:parent-style-name="Domyślnaczcionkaakapitu" style:family="text">
      <style:text-properties fo:font-weight="bold" style:font-weight-asian="bold" fo:font-size="10pt" style:font-size-asian="10pt"/>
    </style:style>
    <style:style style:name="T303" style:parent-style-name="Domyślnaczcionkaakapitu" style:family="text">
      <style:text-properties fo:font-size="10pt" style:font-size-asian="10pt"/>
    </style:style>
    <style:style style:name="P30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11" style:parent-style-name="Normalny" style:family="paragraph">
      <style:paragraph-properties style:snap-to-layout-grid="false" fo:line-height="100%"/>
    </style:style>
    <style:style style:name="T31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1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5" style:parent-style-name="Normalny" style:family="paragraph">
      <style:paragraph-properties style:snap-to-layout-grid="false" fo:line-height="100%"/>
    </style:style>
    <style:style style:name="T316" style:parent-style-name="Domyślnaczcionkaakapitu" style:family="text">
      <style:text-properties fo:font-size="10pt" style:font-size-asian="10pt"/>
    </style:style>
    <style:style style:name="T317" style:parent-style-name="Domyślnaczcionkaakapitu" style:family="text">
      <style:text-properties fo:font-weight="bold" style:font-weight-asian="bold" fo:font-size="10pt" style:font-size-asian="10pt"/>
    </style:style>
    <style:style style:name="TableRow318" style:family="table-row">
      <style:table-row-properties style:min-row-height="0.3097in"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Normalny" style:family="paragraph">
      <style:paragraph-properties style:snap-to-layout-grid="false" style:line-height-at-least="0.0694in"/>
    </style:style>
    <style:style style:name="T323" style:parent-style-name="Domyślnaczcionkaakapitu" style:family="text">
      <style:text-properties fo:font-size="10pt" style:font-size-asian="10pt"/>
    </style:style>
    <style:style style:name="T324" style:parent-style-name="Domyślnaczcionkaakapitu" style:family="text">
      <style:text-properties fo:font-weight="bold" style:font-weight-asian="bold" fo:font-size="10pt" style:font-size-asian="10pt"/>
    </style:style>
    <style:style style:name="T325" style:parent-style-name="Domyślnaczcionkaakapitu" style:family="text">
      <style:text-properties fo:font-weight="bold" style:font-weight-asian="bold" fo:font-size="10pt" style:font-size-asian="10pt"/>
    </style:style>
    <style:style style:name="T326" style:parent-style-name="Domyślnaczcionkaakapitu" style:family="text">
      <style:text-properties fo:font-size="10pt" style:font-size-asian="10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29" style:parent-style-name="Normalny" style:family="paragraph">
      <style:paragraph-properties style:snap-to-layout-grid="false" style:line-height-at-least="0.0694in"/>
    </style:style>
    <style:style style:name="T33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3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3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Normalny" style:family="paragraph">
      <style:paragraph-properties style:snap-to-layout-grid="false" fo:line-height="100%"/>
    </style:style>
    <style:style style:name="TableRow334" style:family="table-row">
      <style:table-row-properties style:min-row-height="0.3097in"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Normalny" style:family="paragraph">
      <style:paragraph-properties style:snap-to-layout-grid="false" style:line-height-at-least="0.0694in"/>
    </style:style>
    <style:style style:name="T339" style:parent-style-name="Domyślnaczcionkaakapitu" style:family="text">
      <style:text-properties fo:font-size="10pt" style:font-size-asian="10pt"/>
    </style:style>
    <style:style style:name="T340" style:parent-style-name="Domyślnaczcionkaakapitu" style:family="text">
      <style:text-properties fo:font-weight="bold" style:font-weight-asian="bold" fo:font-size="10pt" style:font-size-asian="10pt"/>
    </style:style>
    <style:style style:name="T341" style:parent-style-name="Domyślnaczcionkaakapitu" style:family="text">
      <style:text-properties fo:font-weight="bold" style:font-weight-asian="bold" fo:font-size="10pt" style:font-size-asian="10pt"/>
    </style:style>
    <style:style style:name="T342" style:parent-style-name="Domyślnaczcionkaakapitu" style:family="text">
      <style:text-properties fo:font-size="10pt" style:font-size-asian="10pt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45" style:parent-style-name="Normalny" style:family="paragraph">
      <style:paragraph-properties style:snap-to-layout-grid="false" style:line-height-at-least="0.0694in"/>
    </style:style>
    <style:style style:name="T34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4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4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9" style:parent-style-name="Normalny" style:family="paragraph">
      <style:paragraph-properties style:snap-to-layout-grid="false" fo:line-height="100%"/>
    </style:style>
    <style:style style:name="TableRow350" style:family="table-row">
      <style:table-row-properties style:min-row-height="0.3097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4" style:parent-style-name="Normalny" style:family="paragraph">
      <style:paragraph-properties style:snap-to-layout-grid="false" style:line-height-at-least="0.0694in"/>
    </style:style>
    <style:style style:name="T355" style:parent-style-name="Domyślnaczcionkaakapitu" style:family="text">
      <style:text-properties fo:font-size="10pt" style:font-size-asian="10pt"/>
    </style:style>
    <style:style style:name="T356" style:parent-style-name="Domyślnaczcionkaakapitu" style:family="text">
      <style:text-properties fo:font-weight="bold" style:font-weight-asian="bold" fo:font-size="10pt" style:font-size-asian="10pt"/>
    </style:style>
    <style:style style:name="T357" style:parent-style-name="Domyślnaczcionkaakapitu" style:family="text">
      <style:text-properties fo:font-weight="bold" style:font-weight-asian="bold" fo:font-size="10pt" style:font-size-asian="10pt"/>
    </style:style>
    <style:style style:name="T358" style:parent-style-name="Domyślnaczcionkaakapitu" style:family="text">
      <style:text-properties fo:font-size="10pt" style:font-size-asian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61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62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63" style:parent-style-name="Normalny" style:family="paragraph">
      <style:paragraph-properties style:snap-to-layout-grid="false" style:line-height-at-least="0.0694in"/>
    </style:style>
    <style:style style:name="T36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6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6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6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69" style:parent-style-name="Normalny" style:family="paragraph">
      <style:paragraph-properties style:snap-to-layout-grid="false" fo:line-height="100%"/>
    </style:style>
    <style:style style:name="T370" style:parent-style-name="Domyślnaczcionkaakapitu" style:family="text">
      <style:text-properties fo:font-size="10pt" style:font-size-asian="10pt"/>
    </style:style>
    <style:style style:name="T371" style:parent-style-name="Domyślnaczcionkaakapitu" style:family="text">
      <style:text-properties fo:font-size="10pt" style:font-size-asian="10pt"/>
    </style:style>
    <style:style style:name="TableRow372" style:family="table-row">
      <style:table-row-properties style:min-row-height="0.3097in" style:use-optimal-row-height="false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4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6" style:parent-style-name="Normalny" style:family="paragraph">
      <style:paragraph-properties style:snap-to-layout-grid="false" style:line-height-at-least="0.0694in"/>
    </style:style>
    <style:style style:name="T377" style:parent-style-name="Domyślnaczcionkaakapitu" style:family="text">
      <style:text-properties fo:font-size="10pt" style:font-size-asian="10pt"/>
    </style:style>
    <style:style style:name="T378" style:parent-style-name="Domyślnaczcionkaakapitu" style:family="text">
      <style:text-properties fo:font-weight="bold" style:font-weight-asian="bold" fo:font-size="10pt" style:font-size-asian="10pt"/>
    </style:style>
    <style:style style:name="T379" style:parent-style-name="Domyślnaczcionkaakapitu" style:family="text">
      <style:text-properties fo:font-size="10pt" style:font-size-asian="10pt"/>
    </style:style>
    <style:style style:name="P38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38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4" style:parent-style-name="Normalny" style:family="paragraph">
      <style:paragraph-properties style:snap-to-layout-grid="false" fo:line-height="100%"/>
    </style:style>
    <style:style style:name="T385" style:parent-style-name="Domyślnaczcionkaakapitu" style:family="text">
      <style:text-properties fo:font-size="9pt" style:font-size-asian="9pt" style:font-size-complex="9pt"/>
    </style:style>
    <style:style style:name="TableRow386" style:family="table-row">
      <style:table-row-properties style:min-row-height="0.3097in"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Normalny" style:family="paragraph">
      <style:paragraph-properties style:snap-to-layout-grid="false" style:line-height-at-least="0.0694in"/>
    </style:style>
    <style:style style:name="T391" style:parent-style-name="Domyślnaczcionkaakapitu" style:family="text">
      <style:text-properties fo:font-size="10pt" style:font-size-asian="10pt"/>
    </style:style>
    <style:style style:name="T392" style:parent-style-name="Domyślnaczcionkaakapitu" style:family="text">
      <style:text-properties fo:font-weight="bold" style:font-weight-asian="bold" fo:font-size="10pt" style:font-size-asian="10pt"/>
    </style:style>
    <style:style style:name="T393" style:parent-style-name="Domyślnaczcionkaakapitu" style:family="text">
      <style:text-properties fo:font-size="10pt" style:font-size-asian="10pt"/>
    </style:style>
    <style:style style:name="T394" style:parent-style-name="Domyślnaczcionkaakapitu" style:family="text">
      <style:text-properties style:font-name-complex="Arial" fo:font-size="10pt" style:font-size-asian="10pt"/>
    </style:style>
    <style:style style:name="T395" style:parent-style-name="Domyślnaczcionkaakapitu" style:family="text">
      <style:text-properties fo:font-size="10pt" style:font-size-asian="10pt"/>
    </style:style>
    <style:style style:name="P396" style:parent-style-name="Normalny" style:family="paragraph">
      <style:paragraph-properties style:snap-to-layout-grid="false" style:line-height-at-least="0.0694in"/>
    </style:style>
    <style:style style:name="T397" style:parent-style-name="Domyślnaczcionkaakapitu" style:family="text">
      <style:text-properties fo:font-size="10pt" style:font-size-asian="10pt"/>
    </style:style>
    <style:style style:name="T398" style:parent-style-name="Domyślnaczcionkaakapitu" style:family="text">
      <style:text-properties fo:font-size="9pt" style:font-size-asian="9pt" style:font-size-complex="9pt"/>
    </style:style>
    <style:style style:name="T399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00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01" style:parent-style-name="Domyślnaczcionkaakapitu" style:family="text">
      <style:text-properties fo:font-size="9pt" style:font-size-asian="9pt" style:font-size-complex="9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Normalny" style:family="paragraph">
      <style:paragraph-properties style:snap-to-layout-grid="false" style:line-height-at-least="0.0694in"/>
    </style:style>
    <style:style style:name="T404" style:parent-style-name="Domyślnaczcionkaakapitu" style:family="text">
      <style:text-properties fo:font-size="10pt" style:font-size-asian="10pt"/>
    </style:style>
    <style:style style:name="T405" style:parent-style-name="Domyślnaczcionkaakapitu" style:family="text">
      <style:text-properties style:font-name-complex="Arial" fo:font-size="10pt" style:font-size-asian="10pt"/>
    </style:style>
    <style:style style:name="T406" style:parent-style-name="Domyślnaczcionkaakapitu" style:family="text">
      <style:text-properties fo:font-size="10pt" style:font-size-asian="10pt"/>
    </style:style>
    <style:style style:name="P407" style:parent-style-name="Normalny" style:family="paragraph">
      <style:paragraph-properties style:snap-to-layout-grid="false" style:line-height-at-least="0.0694in"/>
    </style:style>
    <style:style style:name="T40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40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1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1" style:parent-style-name="Normalny" style:family="paragraph">
      <style:paragraph-properties style:snap-to-layout-grid="false" fo:line-height="100%"/>
    </style:style>
    <style:style style:name="T412" style:parent-style-name="Domyślnaczcionkaakapitu" style:family="text">
      <style:text-properties fo:font-size="9pt" style:font-size-asian="9pt" style:font-size-complex="9pt"/>
    </style:style>
    <style:style style:name="TableRow413" style:family="table-row">
      <style:table-row-properties style:min-row-height="0.3097in" style:use-optimal-row-height="false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7" style:parent-style-name="Normalny" style:family="paragraph">
      <style:paragraph-properties style:snap-to-layout-grid="false" style:line-height-at-least="0.0694in"/>
    </style:style>
    <style:style style:name="T418" style:parent-style-name="Domyślnaczcionkaakapitu" style:family="text">
      <style:text-properties fo:font-size="10pt" style:font-size-asian="10pt"/>
    </style:style>
    <style:style style:name="T419" style:parent-style-name="Domyślnaczcionkaakapitu" style:family="text">
      <style:text-properties fo:font-weight="bold" style:font-weight-asian="bold" fo:font-size="10pt" style:font-size-asian="10pt"/>
    </style:style>
    <style:style style:name="T420" style:parent-style-name="Domyślnaczcionkaakapitu" style:family="text">
      <style:text-properties fo:font-size="10pt" style:font-size-asian="10pt"/>
    </style:style>
    <style:style style:name="P421" style:parent-style-name="Normalny" style:family="paragraph">
      <style:paragraph-properties style:snap-to-layout-grid="false" style:line-height-at-least="0.0694in"/>
    </style:style>
    <style:style style:name="T422" style:parent-style-name="Domyślnaczcionkaakapitu" style:family="text">
      <style:text-properties fo:font-size="10pt" style:font-size-asian="10pt"/>
    </style:style>
    <style:style style:name="T423" style:parent-style-name="Domyślnaczcionkaakapitu" style:family="text">
      <style:text-properties fo:font-size="9pt" style:font-size-asian="9pt" style:font-size-complex="9pt"/>
    </style:style>
    <style:style style:name="T424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25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26" style:parent-style-name="Domyślnaczcionkaakapitu" style:family="text">
      <style:text-properties fo:font-size="9pt" style:font-size-asian="9pt" style:font-size-complex="9pt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29" style:parent-style-name="Normalny" style:family="paragraph">
      <style:paragraph-properties style:snap-to-layout-grid="false" style:line-height-at-least="0.0694in"/>
    </style:style>
    <style:style style:name="T43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43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3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3" style:parent-style-name="Normalny" style:family="paragraph">
      <style:paragraph-properties style:snap-to-layout-grid="false" fo:line-height="100%"/>
    </style:style>
    <style:style style:name="T434" style:parent-style-name="Domyślnaczcionkaakapitu" style:family="text">
      <style:text-properties fo:font-size="9pt" style:font-size-asian="9pt" style:font-size-complex="9pt"/>
    </style:style>
    <style:style style:name="TableRow435" style:family="table-row">
      <style:table-row-properties style:min-row-height="0.3097in" style:use-optimal-row-height="false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Normalny" style:family="paragraph">
      <style:paragraph-properties style:snap-to-layout-grid="false" fo:text-align="center" style:line-height-at-least="0.0694in"/>
      <style:text-properties fo:font-size="10pt" style:font-size-asian="10pt" fo:background-color="#FFFF00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Normalny" style:family="paragraph">
      <style:paragraph-properties style:snap-to-layout-grid="false" style:line-height-at-least="0.0694in"/>
    </style:style>
    <style:style style:name="T440" style:parent-style-name="Domyślnaczcionkaakapitu" style:family="text">
      <style:text-properties fo:font-size="10pt" style:font-size-asian="10pt" fo:background-color="#FFFF00"/>
    </style:style>
    <style:style style:name="T441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442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443" style:parent-style-name="Domyślnaczcionkaakapitu" style:family="text">
      <style:text-properties fo:font-size="10pt" style:font-size-asian="10pt" fo:background-color="#FFFF00"/>
    </style:style>
    <style:style style:name="P444" style:parent-style-name="Normalny" style:family="paragraph">
      <style:paragraph-properties style:snap-to-layout-grid="false" style:line-height-at-least="0.0694in"/>
    </style:style>
    <style:style style:name="T445" style:parent-style-name="Domyślnaczcionkaakapitu" style:family="text">
      <style:text-properties fo:font-size="10pt" style:font-size-asian="10pt"/>
    </style:style>
    <style:style style:name="T446" style:parent-style-name="Domyślnaczcionkaakapitu" style:family="text">
      <style:text-properties fo:font-size="9pt" style:font-size-asian="9pt" style:font-size-complex="9pt"/>
    </style:style>
    <style:style style:name="T447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48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49" style:parent-style-name="Domyślnaczcionkaakapitu" style:family="text">
      <style:text-properties fo:font-size="9pt" style:font-size-asian="9pt" style:font-size-complex="9pt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Normalny" style:family="paragraph">
      <style:paragraph-properties style:snap-to-layout-grid="false" style:line-height-at-least="0.0694in"/>
      <style:text-properties fo:font-size="10pt" style:font-size-asian="10pt" fo:background-color="#FFFF00"/>
    </style:style>
    <style:style style:name="P452" style:parent-style-name="Normalny" style:family="paragraph">
      <style:paragraph-properties style:snap-to-layout-grid="false" style:line-height-at-least="0.0694in"/>
    </style:style>
    <style:style style:name="T453" style:parent-style-name="Domyślnaczcionkaakapitu" style:family="text">
      <style:text-properties fo:font-size="10pt" style:font-size-asian="10pt" fo:background-color="#FFFF00" style:text-underline-type="single" style:text-underline-style="solid" style:text-underline-width="auto" style:text-underline-mode="continuous"/>
    </style:style>
    <style:style style:name="TableCell45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5" style:parent-style-name="Normalny" style:family="paragraph">
      <style:paragraph-properties style:snap-to-layout-grid="false" fo:line-height="100%"/>
    </style:style>
    <style:style style:name="T456" style:parent-style-name="Domyślnaczcionkaakapitu" style:family="text">
      <style:text-properties fo:font-size="9pt" style:font-size-asian="9pt" style:font-size-complex="9pt"/>
    </style:style>
    <style:style style:name="P457" style:parent-style-name="Podpispodobiektem" style:family="paragraph">
      <style:text-properties fo:font-style="italic" style:font-style-asian="italic" style:font-style-complex="italic"/>
    </style:style>
    <style:style style:name="P458" style:parent-style-name="Normalny" style:family="paragraph">
      <style:paragraph-properties fo:line-height="100%"/>
      <style:text-properties fo:font-style="italic" style:font-style-asian="italic" style:font-style-complex="italic" fo:font-size="10pt" style:font-size-asian="10pt"/>
    </style:style>
    <style:style style:name="P459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460" style:parent-style-name="Normalny" style:family="paragraph">
      <style:paragraph-properties fo:text-align="justify" fo:line-height="100%" fo:margin-left="0.4472in">
        <style:tab-stops/>
      </style:paragraph-properties>
      <style:text-properties fo:font-size="10pt" style:font-size-asian="10pt"/>
    </style:style>
    <style:style style:name="P461" style:parent-style-name="Nagłówek1" style:family="paragraph"/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6704" draw:id="id0" draw:style-name="a0" draw:name="Text Box 2" text:anchor-type="paragraph" svg:x="-0.02361in" svg:y="0.02847in" svg:width="1.97986in" svg:height="0.25764in" style:rel-width="scale" style:rel-height="scale"><draw:text-box><text:p text:style-name="P12"><text:s/>tester sp. z o.o.</text:p></draw:text-box><svg:title/><svg:desc/></draw:frame></text:p>
            <text:p text:style-name="P13">ul.Wałbrzyska<text:s/>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5">
            <text:p text:style-name="P16"/>
            <text:p text:style-name="P17"><text:s/></text:p>
            <text:p text:style-name="Normalny"><draw:frame draw:z-index="251657728" draw:id="id1" draw:style-name="a1" draw:name="Text Box 3" text:anchor-type="paragraph" svg:x="5.43681in" svg:y="-0.05625in" svg:width="0.71806in" svg:height="0.22639in" style:rel-width="scale" style:rel-height="scale"><draw:text-box><text:p text:style-name="P18">04/2013</text:p></draw:text-box><svg:title/><svg:desc/></draw:frame><text:span text:style-name="T19"><text:s text:c="75"/>SzWT-..................</text:span></text:p>
            <text:p text:style-name="P20"><draw:frame draw:z-index="251658752" draw:id="id2" draw:style-name="a2" draw:name="Text Box 4" text:anchor-type="paragraph" svg:x="5.63403in" svg:y="-0.02569in" svg:width="0.19236in" svg:height="0.19236in" style:rel-width="scale" style:rel-height="scale"><draw:text-box><text:p text:style-name="P21">III</text:p></draw:text-box><svg:title/><svg:desc/></draw:frame><text:s text:c="105"/>wydanie ...................</text:p>
            <text:p text:style-name="P22"><text:tab/><text:tab/><text:tab/><text:tab/><text:tab/><text:tab/><text:tab/><text:tab/><text:tab/><text:tab/></text:p>
            <text:p text:style-name="P23">SZCZEGÓŁOWE <text:s text:c="2"/>WYMAGANIA <text:s/>TECHNICZNE <text:s/></text:p>
            <text:p text:style-name="P24"><text:bookmark-start text:name="_Toc284229513"/>Na panele sterowania z uniwersalną płytą sterowania do kotłów gazowych centralnego ogrzewania<text:bookmark-end text:name="_Toc284229513"/></text:p>
            <text:p text:style-name="P25">Oznaczenie typu:</text:p>
            <text:list text:style-name="LFO5" text:continue-numbering="true">
              <text:list-item>
                <text:p text:style-name="P26">Monotermiczny z otwartą komorą<text:s/>–<text:s/>UNI02<text:s/>MAJ1Zxx</text:p>
              </text:list-item>
              <text:list-item>
                <text:p text:style-name="P27">Monotermiczny z zmkniętą komorą<text:s/>–<text:s/>UNI02<text:s/>MTJ1Zxx</text:p>
              </text:list-item>
              <text:list-item>
                <text:p text:style-name="P28">Bitermiczny<text:s/>z otwartą komorą–<text:s/>UNI02<text:s/>BAJ0P0x</text:p>
              </text:list-item>
              <text:list-item>
                <text:p text:style-name="P29">Bitermiczny<text:s/>z zamkniętą komorą<text:s/>–<text:s/>UNI02<text:s/>BTJ0P0x</text:p>
              </text:list-item>
              <text:list-item>
                <text:p text:style-name="P30">Bitermiczny<text:s/>z otwartą komorą<text:s/>–<text:s/>UNI02<text:s/>BAJ0P1x</text:p>
              </text:list-item>
              <text:list-item>
                <text:p text:style-name="P31">Bitermiczny<text:s/>z zamkniętą komorą<text:s/>–<text:s/>UNI02<text:s/>BTJ0P1x</text:p>
              </text:list-item>
              <text:list-item>
                <text:p text:style-name="P32">Monotermiczny z otwartą komorą<text:s/>–<text:s/>UNI02<text:s/>MAJ1Pxx</text:p>
              </text:list-item>
              <text:list-item>
                <text:p text:style-name="P33">Monotermiczny z zmkniętą komorą<text:s/>–<text:s/>UNI02<text:s/>MTJ1Pxx</text:p>
              </text:list-item>
            </text:list>
            <text:p text:style-name="P34"/>
            <text:p text:style-name="P35"/>
            <text:p text:style-name="P36"/>
            <text:p text:style-name="P37"/>
            <text:p text:style-name="P38"/>
            <text:p text:style-name="Normalny"/>
            <text:p text:style-name="Normalny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><text:tab/></text:p>
            <text:p text:style-name="P46"/>
            <text:p text:style-name="P47"/>
            <text:p text:style-name="P48"/>
            <text:p text:style-name="P49"/>
            <text:p text:style-name="P50"/>
            <text:p text:style-name="P51"><text:tab/></text:p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</table:table-cell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>Opracował:<text:s/></text:p>
          </table:table-cell>
          <table:table-cell table:style-name="TableCell62">
            <text:p text:style-name="P63">Kierownik działu TT</text:p>
          </table:table-cell>
          <table:table-cell table:style-name="TableCell64">
            <text:p text:style-name="P65">mgr inż. Sławomir Wierzbicki</text:p>
          </table:table-cell>
          <table:table-cell table:style-name="TableCell66">
            <text:p text:style-name="P67">Data i podpis</text:p>
          </table:table-cell>
          <table:table-cell>
            <text:p text:style-name="P67"/>
          </table:table-cell>
        </table:table-row>
        <table:table-row table:style-name="TableRow68">
          <table:table-cell table:style-name="TableCell69">
            <text:p text:style-name="P70">Sprawdził:</text:p>
          </table:table-cell>
          <table:table-cell table:style-name="TableCell71">
            <text:p text:style-name="P72">Konstruktor</text:p>
          </table:table-cell>
          <table:table-cell table:style-name="TableCell73">
            <text:p text:style-name="P74">mgr inż.<text:s/>Paweł Dudek</text:p>
          </table:table-cell>
          <table:table-cell table:style-name="TableCell75">
            <text:p text:style-name="P76">Data i podpis</text:p>
          </table:table-cell>
          <table:table-cell>
            <text:p text:style-name="P76"/>
          </table:table-cell>
        </table:table-row>
        <table:table-row table:style-name="TableRow77">
          <table:table-cell table:style-name="TableCell78">
            <text:p text:style-name="P79">Zatwierdził:</text:p>
          </table:table-cell>
          <table:table-cell table:style-name="TableCell80">
            <text:p text:style-name="P81">Prezes</text:p>
          </table:table-cell>
          <table:table-cell table:style-name="TableCell82">
            <text:p text:style-name="P83">mgr inż. Tadeusz Hajnowski</text:p>
          </table:table-cell>
          <table:table-cell table:style-name="TableCell84">
            <text:p text:style-name="P85">Data i podpis</text:p>
          </table:table-cell>
          <table:table-cell>
            <text:p text:style-name="P85"/>
          </table:table-cell>
        </table:table-row>
      </table:table>
      <text:p text:style-name="Normalny"/>
      <text:soft-page-break/>
      <text:p text:style-name="Normalny"><text:tab/><text:tab/><text:tab/><text:tab/><text:tab/><text:tab/><text:tab/><text:tab/></text:p>
      <text:section text:name="Sect1" text:style-name="S1">
        <text:h text:style-name="P86" text:outline-level="5">Spis treści:</text:h>
        <table:table table:style-name="Table87">
          <table:table-columns>
            <table:table-column table:style-name="TableColumn88"/>
            <table:table-column table:style-name="TableColumn89"/>
          </table:table-columns>
          <table:table-header-rows>
            <table:table-row table:style-name="TableRow90">
              <table:table-cell table:style-name="TableCell91">
                <text:table-of-content text:name="_TOC0">
                  <text:table-of-content-source text:outline-level="3" text:use-outline-level="true" text:use-index-marks="false" text:use-index-source-styles="false" text:index-scope="document">
                    <text:table-of-content-entry-template text:outline-level="1" text:style-name="Spistreści1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2" text:style-name="Spistreści2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3" text:style-name="Spistreści3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</text:table-of-content-source>
                  <text:index-body>
                    <text:p text:style-name="P92"><text:a xlink:href="#_Toc290236019" office:target-frame-name="_top" xlink:show="replace"><text:span text:style-name="Hiperłącze">1. WSTĘP.</text:span><text:tab/>3</text:a></text:p>
                    <text:p text:style-name="P93"><text:a xlink:href="#_Toc290236020" office:target-frame-name="_top" xlink:show="replace"><text:span text:style-name="Hiperłącze">2. DOKUMENTY odkreślające SZCZEGÓŁOWE WYMAGANIA TECHNICZNE DLA <text:s/>KONKRETNEGO TYPU KOTŁA</text:span><text:tab/>3</text:a></text:p>
                    <text:p text:style-name="P94"><text:a xlink:href="#_Toc290236021" office:target-frame-name="_top" xlink:show="replace"><text:span text:style-name="Hiperłącze">3. KONFIGURACJA STEROWNIKA Z UNIWERSALNĄ PŁYTĄ STEROWANIA.</text:span><text:tab/>3</text:a></text:p>
                    <text:p text:style-name="P95"><text:a xlink:href="#_Toc290236022" office:target-frame-name="_top" xlink:show="replace"><text:span text:style-name="Hiperłącze">3.1. Programowane parametry układu sterowania.</text:span><text:tab/>3</text:a></text:p>
                    <text:p text:style-name="P96"><text:a xlink:href="#_Toc290236023" office:target-frame-name="_top" xlink:show="replace"><text:span text:style-name="Hiperłącze">3.2. Procedura programowania parametrów układu sterowania.</text:span><text:tab/>4</text:a></text:p>
                  </text:index-body>
                </text:table-of-content>
                <text:p text:style-name="P97"/>
              </table:table-cell>
              <table:table-cell table:style-name="TableCell98">
                <text:p text:style-name="P99"/>
              </table:table-cell>
            </table:table-row>
          </table:table-header-rows>
        </table:table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h text:style-name="P130" text:outline-level="1"><text:bookmark-start text:name="_Toc284229514"/><text:bookmark-start text:name="_Toc284229728"/><text:bookmark-start text:name="_Toc290236019"/><text:soft-page-break/>1. WSTĘP.<text:bookmark-end text:name="_Toc284229514"/><text:bookmark-end text:name="_Toc284229728"/><text:bookmark-end text:name="_Toc290236019"/></text:h>
        <text:p text:style-name="P131">Panel sterowania powinien być zaprojektowany zgodnie z następującymi Standardami Europejskimi:</text:p>
        <text:p text:style-name="P132"><text:span text:style-name="T133">PN-EN 298/2003</text:span><text:span text:style-name="T134"><text:s text:c="2"/>- <text:s/></text:span><text:span text:style-name="T135"><text:tab/>Automatyczne układy sterowania do palników gazowych i urządzeń spalających gaz<text:s/></text:span></text:p>
        <text:p text:style-name="P136"><text:span text:style-name="T137">PN-EN 60730-1:2002</text:span><text:span text:style-name="T138"><text:tab/><text:s text:c="3"/></text:span><text:span text:style-name="T139">-</text:span><text:span text:style-name="T140"><text:tab/>Automatyczne regulatory elektryczne do użytku domowego i podobnego</text:span><text:span text:style-name="T141"><text:s/></text:span></text:p>
        <text:p text:style-name="P142">Zintegrowany panel sterowania musi zapewnić wszelkie zasady bezpieczeństwa i regulacji, niezbędne do sterowania atmosferycznymi kotłami gazowymi centralnego ogrzewania, zarówno przepływowymi jak i zasobnikowymi.<text:s/></text:p>
        <text:p text:style-name="P143">Obudowa sterownika powinna zapewnić I klasę ochrony przed porażeniem elektrycznym wg <text:s/>PN-EN 60335-1 po zamontowaniu w gotowym wyrobie.</text:p>
        <text:p text:style-name="P144">Szczegółowe wymagania techniczne określają szczegóły konstrukcyjno-funkcjonalne obowiązujące przy opracowaniu konstrukcji panelu oraz w procesie jego odbioru.</text:p>
        <text:p text:style-name="P145"><text:s/></text:p>
        <text:h text:style-name="P146" text:outline-level="1"><text:bookmark-start text:name="_Toc284229515"/><text:bookmark-start text:name="_Toc284229729"/><text:bookmark-start text:name="_Toc290236020"/>2. DOKUMENTY odkreślające SZCZEGÓŁOWE WYMAGANIA TECHNICZNE DLA <text:s/>KONKRETNEGO TYPU KOTŁA<text:bookmark-end text:name="_Toc284229515"/><text:bookmark-end text:name="_Toc284229729"/><text:bookmark-end text:name="_Toc290236020"/></text:h>
        <text:p text:style-name="P147"><text:tab/>Dla każdego typu kotła wyposażonego w panel sterowania rodziny<text:s/>UNI02<text:s/>obowiązują następujące szczegółowe wymagania techniczne:</text:p>
        <table:table table:style-name="Table148">
          <table:table-columns>
            <table:table-column table:style-name="TableColumn149"/>
            <table:table-column table:style-name="TableColumn150"/>
            <table:table-column table:style-name="TableColumn151"/>
            <table:table-column table:style-name="TableColumn152"/>
          </table:table-columns>
          <table:table-header-rows>
            <table:table-row table:style-name="TableRow153">
              <table:table-cell table:style-name="TableCell154">
                <text:p text:style-name="P155">L.p.</text:p>
              </table:table-cell>
              <table:table-cell table:style-name="TableCell156">
                <text:p text:style-name="P157">Nazwa ster.</text:p>
              </table:table-cell>
              <table:table-cell table:style-name="TableCell158">
                <text:p text:style-name="P159">Oznaczenie typu</text:p>
              </table:table-cell>
              <table:table-cell table:style-name="TableCell160">
                <text:p text:style-name="P161">Dokument SzWT</text:p>
              </table:table-cell>
            </table:table-row>
          </table:table-header-rows>
          <table:table-row table:style-name="TableRow162">
            <table:table-cell table:style-name="TableCell163">
              <text:p text:style-name="P164">1.</text:p>
            </table:table-cell>
            <table:table-cell table:style-name="TableCell165">
              <text:p text:style-name="P166">Unico</text:p>
            </table:table-cell>
            <table:table-cell table:style-name="TableCell167">
              <text:p text:style-name="P168">UNI02<text:s/>MAJ1Zxx,<text:s/>UNI02<text:s/>MTJ1Zxx</text:p>
            </table:table-cell>
            <table:table-cell table:style-name="TableCell169">
              <text:p text:style-name="P170">SzWT-03/2013</text:p>
            </table:table-cell>
          </table:table-row>
          <table:table-row table:style-name="TableRow171">
            <table:table-cell table:style-name="TableCell172">
              <text:p text:style-name="P173">2.</text:p>
            </table:table-cell>
            <table:table-cell table:style-name="TableCell174">
              <text:p text:style-name="P175">MiniTerm</text:p>
              <text:p text:style-name="P176">MaxiTerm</text:p>
            </table:table-cell>
            <table:table-cell table:style-name="TableCell177">
              <text:p text:style-name="P178">UNI02<text:s/>BAJ0P0x,<text:s/>UNI02<text:s/>BTJ0P0x<text:s/></text:p>
              <text:p text:style-name="P179">UNI02<text:s/>BAJ0P1x,<text:s/>UNI02<text:s/>BTJ0P1x<text:s/></text:p>
            </table:table-cell>
            <table:table-cell table:style-name="TableCell180">
              <text:p text:style-name="P181">SzWT-01/2013</text:p>
            </table:table-cell>
          </table:table-row>
          <table:table-row table:style-name="TableRow182">
            <table:table-cell table:style-name="TableCell183">
              <text:p text:style-name="P184">3.</text:p>
            </table:table-cell>
            <table:table-cell table:style-name="TableCell185">
              <text:p text:style-name="P186"><text:span text:style-name="T187">MiniMax Dynamic</text:span></text:p>
            </table:table-cell>
            <table:table-cell table:style-name="TableCell188">
              <text:p text:style-name="P189">UNI02<text:s/>MAJ1Pxx,<text:s/>UNI02<text:s/>MTJ1Pxx</text:p>
            </table:table-cell>
            <table:table-cell table:style-name="TableCell190">
              <text:p text:style-name="P191">SzWT-02/2013</text:p>
            </table:table-cell>
          </table:table-row>
        </table:table>
        <text:p text:style-name="P192"><text:bookmark-start text:name="DDE_LINK11"/>Tab. 1.<text:s/><text:bookmark-end text:name="DDE_LINK11"/>Obowiązujące dokumenty SzWT dla określonych typów kotła</text:p>
        <text:h text:style-name="Nagłówek1" text:outline-level="1"><text:bookmark-start text:name="_Toc284229516"/><text:bookmark-start text:name="_Toc284229730"/><text:bookmark-start text:name="_Toc290236021"/>3. KONFIGURACJA STEROWNIKA Z UNIWERSALNĄ PŁYTĄ STEROWANIA.<text:bookmark-end text:name="_Toc284229516"/><text:bookmark-end text:name="_Toc284229730"/><text:bookmark-end text:name="_Toc290236021"/></text:h>
        <text:p text:style-name="P193"/>
        <text:p text:style-name="P194">Uniwersalną płytę sterowania (z zamontowaną <text:s/>zworką konfiguracyjną CM) można konfigurować do współpracy z dowolnym z wymienionych powyżej typów kotła. Wybór trybu pracy sterownika determinuje jego zachowanie zgodne z wymogami zawartymi w SzWT dla wybranego typu kotła, Wyjątek stanowi tutaj procedura konfiguracji której algorytm umożliwia wprowadzenie sterownika w tryb pracy odpowiedni dla kotła na którym zamontowany został panel sterowania.<text:s/></text:p>
        <text:p text:style-name="P195"/>
        <text:h text:style-name="Nagłówek2" text:outline-level="2"><text:tab/><text:bookmark-start text:name="_Toc284229517"/><text:bookmark-start text:name="_Toc284229731"/><text:bookmark-start text:name="_Toc290236022"/>3.1. Programowane parametry układu sterowania.<text:bookmark-end text:name="_Toc284229517"/><text:bookmark-end text:name="_Toc284229731"/><text:bookmark-end text:name="_Toc290236022"/></text:h>
        <text:p text:style-name="P196"/>
        <text:p text:style-name="P197">Za pomocą procedury programowej możliwa jest zmiana następujących parametrów układu sterowania:</text:p>
        <table:table table:style-name="Table198">
          <table:table-columns>
            <table:table-column table:style-name="TableColumn199"/>
            <table:table-column table:style-name="TableColumn200"/>
            <table:table-column table:style-name="TableColumn201"/>
            <table:table-column table:style-name="TableColumn202"/>
          </table:table-columns>
          <table:table-header-rows>
            <table:table-row table:style-name="TableRow203">
              <table:table-cell table:style-name="TableCell204">
                <text:p text:style-name="P205"><text:span text:style-name="T206">Lp</text:span>.</text:p>
              </table:table-cell>
              <table:table-cell table:style-name="TableCell207">
                <text:p text:style-name="P208"><text:span text:style-name="T209">Parametr</text:span><text:s/></text:p>
              </table:table-cell>
              <table:table-cell table:style-name="TableCell210">
                <text:p text:style-name="P211">Przyjmowane wartości</text:p>
              </table:table-cell>
              <table:table-cell table:style-name="TableCell212">
                <text:p text:style-name="P213">Uwagi</text:p>
              </table:table-cell>
            </table:table-row>
          </table:table-header-rows>
          <table:table-row table:style-name="TableRow214">
            <table:table-cell table:style-name="TableCell215">
              <text:p text:style-name="P216">1.</text:p>
            </table:table-cell>
            <table:table-cell table:style-name="TableCell217">
              <text:p text:style-name="P218"><text:span text:style-name="T219">„</text:span><text:span text:style-name="T220">P</text:span><text:span text:style-name="T221">1</text:span><text:span text:style-name="T222">” = moc startowa</text:span></text:p>
            </table:table-cell>
            <table:table-cell table:style-name="TableCell223">
              <text:p text:style-name="P224">0 ÷ 99<text:tab/>(100 kroków od min do max.)</text:p>
              <text:p text:style-name="P225"><text:span text:style-name="T226">domyślnie<text:s/></text:span><text:span text:style-name="T227">40</text:span></text:p>
            </table:table-cell>
            <table:table-cell table:style-name="TableCell228" table:number-rows-spanned="4">
              <text:p text:style-name="P229"/>
            </table:table-cell>
          </table:table-row>
          <table:table-row table:style-name="TableRow230">
            <table:table-cell table:style-name="TableCell231">
              <text:p text:style-name="P232">2.</text:p>
            </table:table-cell>
            <table:table-cell table:style-name="TableCell233">
              <text:p text:style-name="P234"><text:span text:style-name="T235">„</text:span><text:span text:style-name="T236">P</text:span><text:span text:style-name="T237">2</text:span><text:span text:style-name="T238">” = moc max.dla W.U.</text:span></text:p>
            </table:table-cell>
            <table:table-cell table:style-name="TableCell239">
              <text:p text:style-name="P240">0 ÷ 99<text:tab/>(100 kroków od min do max.)</text:p>
              <text:p text:style-name="P241"><text:span text:style-name="T242">domyślnie<text:s/></text:span><text:span text:style-name="T243">99</text:span></text:p>
            </table:table-cell>
            <table:covered-table-cell>
              <text:p text:style-name="Normalny"/>
            </table:covered-table-cell>
          </table:table-row>
          <table:table-row table:style-name="TableRow244">
            <table:table-cell table:style-name="TableCell245">
              <text:p text:style-name="P246">3.</text:p>
            </table:table-cell>
            <table:table-cell table:style-name="TableCell247">
              <text:p text:style-name="P248"><text:span text:style-name="T249">„</text:span><text:span text:style-name="T250">P</text:span><text:span text:style-name="T251">3</text:span><text:span text:style-name="T252">” = moc max. dla W.G.</text:span><text:span text:style-name="T253"><text:tab/></text:span></text:p>
            </table:table-cell>
            <table:table-cell table:style-name="TableCell254">
              <text:p text:style-name="P255">0 ÷ 99<text:tab/>(100 kroków od min do max.)</text:p>
              <text:p text:style-name="P256"><text:span text:style-name="T257">domyślnie<text:s/></text:span><text:span text:style-name="T258">99</text:span></text:p>
            </table:table-cell>
            <table:covered-table-cell>
              <text:p text:style-name="Normalny"/>
            </table:covered-table-cell>
          </table:table-row>
          <table:table-row table:style-name="TableRow259">
            <table:table-cell table:style-name="TableCell260">
              <text:p text:style-name="P261">4.</text:p>
            </table:table-cell>
            <table:table-cell table:style-name="TableCell262">
              <text:p text:style-name="P263"><text:span text:style-name="T264">„</text:span><text:span text:style-name="T265">P</text:span><text:span text:style-name="T266">4</text:span><text:span text:style-name="T267">” = wybór rodzaju gazu</text:span></text:p>
            </table:table-cell>
            <table:table-cell table:style-name="TableCell268">
              <text:p text:style-name="P269">0 / 1<text:tab/>(0 – ziemny, 1 – płynny)</text:p>
              <text:p text:style-name="P270"><text:span text:style-name="T271">domyślnie<text:s/></text:span><text:span text:style-name="T272">0</text:span></text:p>
            </table:table-cell>
            <table:covered-table-cell>
              <text:p text:style-name="Normalny"/>
            </table:covered-table-cell>
          </table:table-row>
          <table:table-row table:style-name="TableRow273">
            <table:table-cell table:style-name="TableCell274">
              <text:p text:style-name="P275">5.</text:p>
            </table:table-cell>
            <table:table-cell table:style-name="TableCell276">
              <text:p text:style-name="P277"><text:span text:style-name="T278">„</text:span><text:span text:style-name="T279">P</text:span><text:span text:style-name="T280">5</text:span><text:span text:style-name="T281">” = tryb pracy funkcji „Anty-Legionella”</text:span></text:p>
              <text:p text:style-name="P282"/>
              <text:p text:style-name="P283"><text:span text:style-name="T284">(Parametr w</text:span><text:span text:style-name="T285">idoczny dla<text:s/></text:span><text:span text:style-name="T286">P6</text:span><text:span text:style-name="T287">=0)</text:span></text:p>
            </table:table-cell>
            <table:table-cell table:style-name="TableCell288">
              <text:p text:style-name="P289">0 / 1 <text:s text:c="4"/>(0-tryb ręczny, 1-tryb automatyczny)</text:p>
              <text:p text:style-name="P290"><text:span text:style-name="T291">domyślnie<text:s/></text:span><text:span text:style-name="T292">0</text:span></text:p>
            </table:table-cell>
            <table:table-cell table:style-name="TableCell293">
              <text:p text:style-name="P294">Dla kotłów zasobnikowych</text:p>
            </table:table-cell>
          </table:table-row>
          <text:soft-page-break/>
          <table:table-row table:style-name="TableRow295">
            <table:table-cell table:style-name="TableCell296">
              <text:p text:style-name="P297">6.</text:p>
            </table:table-cell>
            <table:table-cell table:style-name="TableCell298">
              <text:p text:style-name="P299"><text:span text:style-name="T300">„</text:span><text:span text:style-name="T301">P</text:span><text:span text:style-name="T302">6</text:span><text:span text:style-name="T303">” = wybór typu kotła</text:span></text:p>
              <text:p text:style-name="P304"/>
            </table:table-cell>
            <table:table-cell table:style-name="TableCell305">
              <text:p text:style-name="P306">0 / 1 / 2 / 3<text:s/></text:p>
              <text:p text:style-name="P307">0 – Unico<text:s/>(Monotermiczny 1)</text:p>
              <text:p text:style-name="P308">1 – MiniTerm<text:s/>(Bitermiczny 1)</text:p>
              <text:p text:style-name="P309">2<text:s/>– MaxiTerm<text:s/>(Bitermiczny 2)</text:p>
              <text:p text:style-name="P310">3<text:s/>– MiniMax Dynamic<text:s/>(Monotermiczny 2)</text:p>
              <text:p text:style-name="P311"><text:span text:style-name="T312">domyślnie<text:s/></text:span><text:span text:style-name="T313">3</text:span></text:p>
            </table:table-cell>
            <table:table-cell table:style-name="TableCell314">
              <text:p text:style-name="P315"><text:span text:style-name="T316">Parametr aktywny przy wyciągniętej zworce<text:s/></text:span><text:span text:style-name="T317">CM</text:span></text:p>
            </table:table-cell>
          </table:table-row>
          <table:table-row table:style-name="TableRow318">
            <table:table-cell table:style-name="TableCell319">
              <text:p text:style-name="P320">7.</text:p>
            </table:table-cell>
            <table:table-cell table:style-name="TableCell321">
              <text:p text:style-name="P322"><text:span text:style-name="T323">„</text:span><text:span text:style-name="T324">P</text:span><text:span text:style-name="T325">7</text:span><text:span text:style-name="T326">” = rodzaj obiegu WG</text:span></text:p>
            </table:table-cell>
            <table:table-cell table:style-name="TableCell327">
              <text:p text:style-name="P328">0 / 1 <text:s text:c="4"/>(0-otwarty, 1-zamknięty)</text:p>
              <text:p text:style-name="P329"><text:span text:style-name="T330">domyślnie<text:s/></text:span><text:span text:style-name="T331">1</text:span></text:p>
            </table:table-cell>
            <table:table-cell table:style-name="TableCell332">
              <text:p text:style-name="P333"/>
            </table:table-cell>
          </table:table-row>
          <table:table-row table:style-name="TableRow334">
            <table:table-cell table:style-name="TableCell335">
              <text:p text:style-name="P336">8.</text:p>
            </table:table-cell>
            <table:table-cell table:style-name="TableCell337">
              <text:p text:style-name="P338"><text:span text:style-name="T339">„</text:span><text:span text:style-name="T340">P</text:span><text:span text:style-name="T341">8</text:span><text:span text:style-name="T342">” = rodzaj ogrzewania</text:span></text:p>
            </table:table-cell>
            <table:table-cell table:style-name="TableCell343">
              <text:p text:style-name="P344">0 / 1 <text:s text:c="4"/>(0-tradycyjne, 1-podłogowe)</text:p>
              <text:p text:style-name="P345"><text:span text:style-name="T346">domyślnie<text:s/></text:span><text:span text:style-name="T347">0</text:span></text:p>
            </table:table-cell>
            <table:table-cell table:style-name="TableCell348">
              <text:p text:style-name="P349"/>
            </table:table-cell>
          </table:table-row>
          <table:table-row table:style-name="TableRow350">
            <table:table-cell table:style-name="TableCell351">
              <text:p text:style-name="P352">9.</text:p>
            </table:table-cell>
            <table:table-cell table:style-name="TableCell353">
              <text:p text:style-name="P354"><text:span text:style-name="T355">„</text:span><text:span text:style-name="T356">P</text:span><text:span text:style-name="T357">9</text:span><text:span text:style-name="T358">” = rodzaj czujnika ciśnienia</text:span></text:p>
            </table:table-cell>
            <table:table-cell table:style-name="TableCell359">
              <text:p text:style-name="P360">0 / 1<text:s/></text:p>
              <text:p text:style-name="P361">0 – Uz=18V,<text:s/>(0.5V=0bar, 3,5V=4bar)<text:s/></text:p>
              <text:p text:style-name="P362">1<text:s/>– Uz=5V,<text:s/>(0.5V=0bar,<text:s/>2,5V=4bar)</text:p>
              <text:p text:style-name="P363"><text:span text:style-name="T364">domyślnie<text:s/></text:span><text:span text:style-name="T365">0</text:span></text:p>
            </table:table-cell>
            <table:table-cell table:style-name="TableCell366">
              <text:p text:style-name="P367">Wyprowadzenia:<text:s/></text:p>
              <text:p text:style-name="P368">0 - gniazdo M10</text:p>
              <text:p text:style-name="P369"><text:span text:style-name="T370">1 - gniazdo M1</text:span><text:span text:style-name="T371">2</text:span></text:p>
            </table:table-cell>
          </table:table-row>
          <table:table-row table:style-name="TableRow372">
            <table:table-cell table:style-name="TableCell373">
              <text:p text:style-name="P374">9.</text:p>
            </table:table-cell>
            <table:table-cell table:style-name="TableCell375">
              <text:p text:style-name="P376"><text:span text:style-name="T377">„</text:span><text:span text:style-name="T378">P10</text:span><text:span text:style-name="T379">” = rodzaj pompy</text:span></text:p>
              <text:p text:style-name="P380"/>
            </table:table-cell>
            <table:table-cell table:style-name="TableCell381">
              <text:p text:style-name="P382">0/1 (0-tradycyjna, 1-z modulacja PWM)</text:p>
            </table:table-cell>
            <table:table-cell table:style-name="TableCell383">
              <text:p text:style-name="P384"><text:span text:style-name="T385">(opcja – dotyczy płyt z zamontowanym gniazdem M14)</text:span></text:p>
            </table:table-cell>
          </table:table-row>
          <table:table-row table:style-name="TableRow386">
            <table:table-cell table:style-name="TableCell387">
              <text:p text:style-name="P388">10.</text:p>
            </table:table-cell>
            <table:table-cell table:style-name="TableCell389">
              <text:p text:style-name="P390"><text:span text:style-name="T391">„</text:span><text:span text:style-name="T392">P11</text:span><text:span text:style-name="T393">” =<text:s/></text:span><text:span text:style-name="T394">Δ</text:span><text:span text:style-name="T395">T dla pompy z modulacja PWM</text:span></text:p>
              <text:p text:style-name="P396"><text:span text:style-name="T397">(Parametr w</text:span><text:span text:style-name="T398">idoczny dla<text:s/></text:span><text:span text:style-name="T399">P</text:span><text:span text:style-name="T400">10</text:span><text:span text:style-name="T401">=1)</text:span></text:p>
            </table:table-cell>
            <table:table-cell table:style-name="TableCell402">
              <text:p text:style-name="P403"><text:span text:style-name="T404">5÷25</text:span><text:span text:style-name="T405">°</text:span><text:span text:style-name="T406">C</text:span></text:p>
              <text:p text:style-name="P407"><text:span text:style-name="T408">domyślnie<text:s/></text:span><text:span text:style-name="T409">20</text:span></text:p>
            </table:table-cell>
            <table:table-cell table:style-name="TableCell410">
              <text:p text:style-name="P411"><text:span text:style-name="T412">(opcja – dotyczy płyt z zamontowanym gniazdem M14)</text:span></text:p>
            </table:table-cell>
          </table:table-row>
          <table:table-row table:style-name="TableRow413">
            <table:table-cell table:style-name="TableCell414">
              <text:p text:style-name="P415">11.</text:p>
            </table:table-cell>
            <table:table-cell table:style-name="TableCell416">
              <text:p text:style-name="P417"><text:span text:style-name="T418">„</text:span><text:span text:style-name="T419">P12</text:span><text:span text:style-name="T420">” = minimalny wydatek pompy</text:span></text:p>
              <text:p text:style-name="P421"><text:span text:style-name="T422">(Parametr w</text:span><text:span text:style-name="T423">idoczny dla<text:s/></text:span><text:span text:style-name="T424">P</text:span><text:span text:style-name="T425">10</text:span><text:span text:style-name="T426">=1)</text:span></text:p>
            </table:table-cell>
            <table:table-cell table:style-name="TableCell427">
              <text:p text:style-name="P428">15÷100%</text:p>
              <text:p text:style-name="P429"><text:span text:style-name="T430">domyślnie<text:s/></text:span><text:span text:style-name="T431">15</text:span></text:p>
            </table:table-cell>
            <table:table-cell table:style-name="TableCell432">
              <text:p text:style-name="P433"><text:span text:style-name="T434">(opcja – dotyczy płyt z zamontowanym gniazdem M14)</text:span></text:p>
            </table:table-cell>
          </table:table-row>
          <table:table-row table:style-name="TableRow435">
            <table:table-cell table:style-name="TableCell436">
              <text:p text:style-name="P437">13.</text:p>
            </table:table-cell>
            <table:table-cell table:style-name="TableCell438">
              <text:p text:style-name="P439"><text:span text:style-name="T440">„</text:span><text:span text:style-name="T441">P1</text:span><text:span text:style-name="T442">3</text:span><text:span text:style-name="T443">” = maksymalny wydatek pompy</text:span></text:p>
              <text:p text:style-name="P444"><text:span text:style-name="T445">(Parametr w</text:span><text:span text:style-name="T446">idoczny dla<text:s/></text:span><text:span text:style-name="T447">P</text:span><text:span text:style-name="T448">10</text:span><text:span text:style-name="T449">=1)</text:span></text:p>
            </table:table-cell>
            <table:table-cell table:style-name="TableCell450">
              <text:p text:style-name="P451">15÷100%</text:p>
              <text:p text:style-name="P452"><text:span text:style-name="T453">domyślnie 100</text:span></text:p>
            </table:table-cell>
            <table:table-cell table:style-name="TableCell454">
              <text:p text:style-name="P455"><text:span text:style-name="T456">(opcja – dotyczy płyt z zamontowanym gniazdem M14)</text:span></text:p>
            </table:table-cell>
          </table:table-row>
        </table:table>
        <text:p text:style-name="P457"><text:bookmark-start text:name="DDE_LINK1"/>Tab. 2. Prog<text:bookmark-end text:name="DDE_LINK1"/>ramowane parametry układu sterowania</text:p>
        <text:p text:style-name="P458"><text:tab/><text:tab/><text:tab/><text:tab/><text:tab/><text:tab/><text:tab/><text:tab/><text:tab/><text:tab/><text:tab/><text:tab/></text:p>
        <text:h text:style-name="Nagłówek2" text:outline-level="2"><text:bookmark-start text:name="_Toc284229518"/><text:bookmark-start text:name="_Toc284229732"/><text:bookmark-start text:name="_Toc290236023"/>3.2. Procedura programowania parametrów układu sterowania.<text:bookmark-end text:name="_Toc284229518"/><text:bookmark-end text:name="_Toc284229732"/><text:bookmark-end text:name="_Toc290236023"/></text:h>
        <text:p text:style-name="P459"/>
        <text:p text:style-name="P460">Procedura konfiguracji opisana została w załączniku opisującym interfejs użytkownika<text:s/>urządzenia.</text:p>
        <text:h text:style-name="P461" text:outline-level="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/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/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/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/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Domyślnaczcionkaakapitu2" style:display-name="Domyślna czcionka akapitu2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8Num1z0" style:display-name="WW8Num1z0" style:family="text">
      <style:text-properties style:font-name="Symbol"/>
    </style:style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8Num7z0" style:display-name="WW8Num7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-Absatz-Standardschriftart11111111111111111111111111111111111111111111111111111111111111" style:display-name="WW-Absatz-Standardschriftart11111111111111111111111111111111111111111111111111111111111111" style:family="text"/>
    <style:style style:name="WW-Absatz-Standardschriftart111111111111111111111111111111111111111111111111111111111111111" style:display-name="WW-Absatz-Standardschriftart111111111111111111111111111111111111111111111111111111111111111" style:family="text"/>
    <style:style style:name="WW-Absatz-Standardschriftart1111111111111111111111111111111111111111111111111111111111111111" style:display-name="WW-Absatz-Standardschriftart1111111111111111111111111111111111111111111111111111111111111111" style:family="text"/>
    <style:style style:name="WW-Absatz-Standardschriftart11111111111111111111111111111111111111111111111111111111111111111" style:display-name="WW-Absatz-Standardschriftart11111111111111111111111111111111111111111111111111111111111111111" style:family="text"/>
    <style:style style:name="WW-Absatz-Standardschriftart111111111111111111111111111111111111111111111111111111111111111111" style:display-name="WW-Absatz-Standardschriftart111111111111111111111111111111111111111111111111111111111111111111" style:family="text"/>
    <style:style style:name="WW-Absatz-Standardschriftart1111111111111111111111111111111111111111111111111111111111111111111" style:display-name="WW-Absatz-Standardschriftart1111111111111111111111111111111111111111111111111111111111111111111" style:family="text"/>
    <style:style style:name="WW-Absatz-Standardschriftart11111111111111111111111111111111111111111111111111111111111111111111" style:display-name="WW-Absatz-Standardschriftart1111111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agłówek20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style:font-size-complex="12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Symbol"/>
    </style:style>
    <style:style style:name="WW_CharLFO4LVL7" style:family="text">
      <style:text-properties style:font-name="Symbol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10">SzWT-04/2013 wyd. III</text:p>
      </style:header>
      <style:footer>
        <text:p text:style-name="P11">Str.<text:s/><text:page-number text:fixed="false">4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subject/>
    <meta:initial-creator>Grażyna Wojaczek</meta:initial-creator>
    <dc:creator>Sławomir Wierzbicki</dc:creator>
    <meta:creation-date>2018-07-27T09:55:00Z</meta:creation-date>
    <dc:date>2018-07-27T09:55:00Z</dc:date>
    <meta:print-date>2015-06-22T11:02:00Z</meta:print-date>
    <meta:template xlink:href="Normal" xlink:type="simple"/>
    <meta:editing-cycles>2</meta:editing-cycles>
    <meta:editing-duration>PT60S</meta:editing-duration>
    <meta:document-statistic meta:page-count="4" meta:paragraph-count="11" meta:word-count="789" meta:character-count="5513" meta:row-count="39" meta:non-whitespace-character-count="4735"/>
  </office:meta>
</office:document-meta>
</file>